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27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49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64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6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52" manifest:media-type=""/>
  <manifest:file-entry manifest:full-path="ObjectReplacements/Object 14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6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62" manifest:media-type=""/>
  <manifest:file-entry manifest:full-path="ObjectReplacements/Object 6" manifest:media-type=""/>
  <manifest:file-entry manifest:full-path="ObjectReplacements/Object 75" manifest:media-type=""/>
  <manifest:file-entry manifest:full-path="ObjectReplacements/Object 63" manifest:media-type=""/>
  <manifest:file-entry manifest:full-path="ObjectReplacements/Object 7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29" manifest:media-type=""/>
  <manifest:file-entry manifest:full-path="ObjectReplacements/Object 69" manifest:media-type=""/>
  <manifest:file-entry manifest:full-path="ObjectReplacements/Object 32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68" manifest:media-type=""/>
  <manifest:file-entry manifest:full-path="ObjectReplacements/Object 31" manifest:media-type=""/>
  <manifest:file-entry manifest:full-path="ObjectReplacements/Object 67" manifest:media-type=""/>
  <manifest:file-entry manifest:full-path="ObjectReplacements/Object 30" manifest:media-type=""/>
  <manifest:file-entry manifest:full-path="ObjectReplacements/Object 66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12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2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87866" officeooo:paragraph-rsid="00088be6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weight="normal" officeooo:rsid="008313e3" officeooo:paragraph-rsid="00228994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228994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228994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4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paragraph" draw:z-index="8" draw:name="Shape1" draw:style-name="gr1"><draw:frame draw:style-name="gr2" draw:text-style-name="P8" svg:width="0.428in" svg:height="0.1925in" svg:x="0in" svg:y="0.0008in"><draw:text-box><text:p text:style-name="P7"><text:span text:style-name="T3">Nama</text:span></text:p></draw:text-box></draw:frame><draw:frame draw:style-name="gr3" draw:text-style-name="P8" svg:width="1.0024in" svg:height="0.1925in" svg:x="0.9846in" svg:y="0.0008in"><draw:text-box><text:p text:style-name="P7"><text:span text:style-name="T3">: Eko Saputra</text:span></text:p></draw:text-box></draw:frame><draw:frame draw:style-name="gr4" draw:text-style-name="P8" svg:width="0.3449in" svg:height="0.1925in" svg:x="0in" svg:y="0.2217in"><draw:text-box><text:p text:style-name="P7"><text:span text:style-name="T3">NIM</text:span></text:p></draw:text-box></draw:frame><draw:frame draw:style-name="gr5" draw:text-style-name="P8" svg:width="0.8488in" svg:height="0.1925in" svg:x="0.9846in" svg:y="0.2217in"><draw:text-box><text:p text:style-name="P7"><text:span text:style-name="T3">: 201420001</text:span></text:p></draw:text-box></draw:frame><draw:frame draw:style-name="gr6" draw:text-style-name="P8" svg:width="0.6642in" svg:height="0.1925in" svg:x="0in" svg:y="0.4409in"><draw:text-box><text:p text:style-name="P7"><text:span text:style-name="T3">Fakultas </text:span></text:p></draw:text-box></draw:frame><draw:frame draw:style-name="gr7" draw:text-style-name="P8" svg:width="1.224in" svg:height="0.1925in" svg:x="0.9846in" svg:y="0.4409in"><draw:text-box><text:p text:style-name="P7"><text:span text:style-name="T3">: Ilmu Komputer</text:span></text:p></draw:text-box></draw:frame><draw:frame draw:style-name="gr8" draw:text-style-name="P8" svg:width="1.4689in" svg:height="0.3843in" svg:x="0in" svg:y="0.6618in"><draw:text-box><text:p text:style-name="P7"><text:span text:style-name="T3">Prodi</text:span></text:p><text:p text:style-name="P7"><text:span text:style-name="T3">Kelas</text:span><text:span text:style-name="T3"><text:tab/></text:span><text:span text:style-name="T3"><text:tab/></text:span><text:span text:style-name="T3"><text:tab/></text:span><text:span text:style-name="T3">: </text:span><text:span text:style-name="T3">IF3A</text:span></text:p></draw:text-box></draw:frame><draw:frame draw:style-name="gr9" draw:text-style-name="P8" svg:width="1.5213in" svg:height="0.1925in" svg:x="0.9846in" svg:y="0.6618in"><draw:text-box><text:p text:style-name="P7"><text:span text:style-name="T3">: Teknik </text:span><text:span text:style-name="T3">Informatika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/></text:p>
      <text:p text:style-name="P5">1. Misalkan diberikan SPL sebagai berikut dengan eliminasi Gauss:</text:p>
      <text:p text:style-name="P5"><draw:frame draw:style-name="fr1" text:anchor-type="as-char" svg:width="0.8335in" svg:height="0.1839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<draw:frame draw:style-name="fr1" draw:name="Object1" text:anchor-type="as-char" svg:width="1.0728in" svg:height="0.183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><draw:frame draw:style-name="fr1" draw:name="Object2" text:anchor-type="as-char" svg:width="1.072in" svg:height="0.1839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/>
      <text:p text:style-name="P5">2. Misalkan diberikan SPL sebagai berikut dengan eliminasi Gauss Jordan:</text:p>
      <text:p text:style-name="P5"><draw:frame draw:style-name="fr1" draw:name="Object3" text:anchor-type="as-char" svg:width="0.7638in" svg:height="0.1839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><draw:frame draw:style-name="fr1" draw:name="Object4" text:anchor-type="as-char" svg:width="1.2028in" svg:height="0.1839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<draw:frame draw:style-name="fr1" draw:name="Object5" text:anchor-type="as-char" svg:width="0.9346in" svg:height="0.1839in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Jawab</text:p>
      <text:p text:style-name="P5"><text:span text:style-name="T2">1. </text:span><draw:frame draw:style-name="fr1" draw:name="Object6" text:anchor-type="as-char" svg:width="1.0472in" svg:height="0.639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7" text:anchor-type="as-char" svg:width="0.2591in" svg:height="0.639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><text:s text:c="4"/><draw:frame draw:style-name="fr1" draw:name="Object8" text:anchor-type="as-char" svg:width="1.5327in" svg:height="0.2043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<text:s text:c="22"/><draw:frame draw:style-name="fr1" draw:name="Object9" text:anchor-type="as-char" svg:width="0.828in" svg:height="0.2043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><text:s text:c="22"/><draw:frame draw:style-name="fr1" draw:name="Object10" text:anchor-type="as-char" svg:width="0.9827in" svg:height="0.2043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"><text:s text:c="22"/><draw:frame draw:style-name="fr1" draw:name="Object11" text:anchor-type="as-char" svg:width="1.0362in" svg:height="0.2043in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/>
      <text:p text:style-name="P5"><text:s text:c="4"/><draw:frame draw:style-name="fr1" draw:name="Object12" text:anchor-type="as-char" svg:width="1.2543in" svg:height="0.639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5"><text:s text:c="4"/><draw:frame draw:style-name="fr1" draw:name="Object13" text:anchor-type="as-char" svg:width="1.5846in" svg:height="0.2043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"><text:s text:c="23"/><draw:frame draw:style-name="fr1" draw:name="Object14" text:anchor-type="as-char" svg:width="0.8252in" svg:height="0.2043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"><text:s text:c="18"/><draw:frame draw:style-name="fr1" draw:name="Object15" text:anchor-type="as-char" svg:width="1.0571in" svg:height="0.2043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5"><text:s text:c="18"/><draw:frame draw:style-name="fr1" draw:name="Object16" text:anchor-type="as-char" svg:width="1.0429in" svg:height="0.2043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5"/>
      <text:p text:style-name="P5"><text:s text:c="4"/><draw:frame draw:style-name="fr1" draw:name="Object17" text:anchor-type="as-char" svg:width="1.3256in" svg:height="0.639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"><text:s text:c="10"/><draw:frame draw:style-name="fr1" draw:name="Object18" text:anchor-type="as-char" svg:width="1.0516in" svg:height="0.4335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"><text:s text:c="22"/><draw:frame draw:style-name="fr1" draw:name="Object19" text:anchor-type="as-char" svg:width="0.5571in" svg:height="0.4335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"><text:s text:c="15"/><draw:frame draw:style-name="fr1" draw:name="Object20" text:anchor-type="as-char" svg:width="0.8547in" svg:height="0.4335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"><text:s text:c="11"/><draw:frame draw:style-name="fr1" draw:name="Object21" text:anchor-type="as-char" svg:width="1.0209in" svg:height="0.4335in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5"/>
      <text:p text:style-name="P5"><text:soft-page-break/><text:s text:c="3"/><draw:frame draw:style-name="fr1" draw:name="Object22" text:anchor-type="as-char" svg:width="1.3575in" svg:height="0.8689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5"><text:s text:c="3"/><draw:frame draw:style-name="fr1" draw:name="Object23" text:anchor-type="as-char" svg:width="1.6307in" svg:height="0.2043in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5"><text:s text:c="13"/><draw:frame draw:style-name="fr1" draw:name="Object24" text:anchor-type="as-char" svg:width="1.2535in" svg:height="0.3929in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5"><text:s text:c="10"/><draw:frame draw:style-name="fr1" draw:name="Object25" text:anchor-type="as-char" svg:width="1.3492in" svg:height="0.3929in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5"/>
      <text:p text:style-name="P5"><text:s text:c="3"/><draw:frame draw:style-name="fr1" draw:name="Object26" text:anchor-type="as-char" svg:width="1.3193in" svg:height="1.0965in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><text:s text:c="3"/><draw:frame draw:style-name="fr1" draw:name="Object27" text:anchor-type="as-char" svg:width="1.4543in" svg:height="0.4118in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5"><text:s text:c="20"/><draw:frame draw:style-name="fr1" draw:name="Object28" text:anchor-type="as-char" svg:width="0.7854in" svg:height="0.3929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5"><text:s text:c="3"/></text:p>
      <text:p text:style-name="P5"><text:s text:c="3"/><draw:frame draw:style-name="fr1" draw:name="Object29" text:anchor-type="as-char" svg:width="1.3193in" svg:height="0.8689in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5"><text:s text:c="3"/><draw:frame draw:style-name="fr1" draw:name="Object30" text:anchor-type="as-char" svg:width="4.852in" svg:height="0.1839in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"><text:s text:c="3"/><draw:frame draw:style-name="fr1" draw:name="Object31" text:anchor-type="as-char" svg:width="0.3071in" svg:height="0.1839in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"/>
      <text:p text:style-name="P5"><text:s text:c="3"/><draw:frame draw:style-name="fr1" draw:name="Object32" text:anchor-type="as-char" svg:width="0.9398in" svg:height="0.3929in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5"><text:s text:c="3"/><draw:frame draw:style-name="fr1" draw:name="Object33" text:anchor-type="as-char" svg:width="1.0272in" svg:height="0.3929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5"><text:s text:c="3"/><draw:frame draw:style-name="fr1" draw:name="Object34" text:anchor-type="as-char" svg:width="1.0075in" svg:height="0.4335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5"><text:s text:c="3"/><draw:frame draw:style-name="fr1" draw:name="Object35" text:anchor-type="as-char" svg:width="0.328in" svg:height="0.1839in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"/>
      <text:p text:style-name="P5"><text:s text:c="3"/><draw:frame draw:style-name="fr1" draw:name="Object36" text:anchor-type="as-char" svg:width="0.8335in" svg:height="0.1839in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5"><text:s text:c="3"/><draw:frame draw:style-name="fr1" draw:name="Object37" text:anchor-type="as-char" svg:width="0.9008in" svg:height="0.2043in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"><text:s text:c="3"/><draw:frame draw:style-name="fr1" draw:name="Object38" text:anchor-type="as-char" svg:width="0.5201in" svg:height="0.1839in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5"><text:s text:c="3"/><draw:frame draw:style-name="fr1" draw:name="Object39" text:anchor-type="as-char" svg:width="0.3138in" svg:height="0.1839in" draw:z-index="4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5"><text:s text:c="3"/><draw:frame draw:style-name="fr1" draw:name="Object40" text:anchor-type="as-char" svg:width="2.7035in" svg:height="0.1839in" draw:z-index="4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5"/>
      <text:p text:style-name="P5"><text:span text:style-name="T2">2.</text:span><draw:frame draw:style-name="fr1" draw:name="Object41" text:anchor-type="as-char" svg:width="1.2984in" svg:height="0.639in" draw:z-index="50"><draw:object xlink:href="./Object 42" xlink:type="simple" xlink:show="embed" xlink:actuate="onLoad"/><draw:image xlink:href="./ObjectReplacements/Object 42" xlink:type="simple" xlink:show="embed" xlink:actuate="onLoad"/><svg:desc>formula</svg:desc></draw:frame><draw:frame draw:style-name="fr1" draw:name="Object42" text:anchor-type="as-char" svg:width="0.2591in" svg:height="0.639in" draw:z-index="5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5"><text:s text:c="3"/><draw:frame draw:style-name="fr1" draw:name="Object43" text:anchor-type="as-char" svg:width="1.539in" svg:height="0.2043in" draw:z-index="5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5"><text:s text:c="3"/><draw:frame draw:style-name="fr1" draw:name="Object44" text:anchor-type="as-char" svg:width="0.9925in" svg:height="0.2043in" draw:z-index="5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5"><text:soft-page-break/><text:s text:c="3"/><draw:frame draw:style-name="fr1" draw:name="Object45" text:anchor-type="as-char" svg:width="0.9492in" svg:height="0.2043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5"><text:s text:c="3"/><draw:frame draw:style-name="fr1" draw:name="Object46" text:anchor-type="as-char" svg:width="1.0689in" svg:height="0.2043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5"/>
      <text:p text:style-name="P5"><text:s text:c="3"/><draw:frame draw:style-name="fr1" draw:name="Object47" text:anchor-type="as-char" svg:width="1.378in" svg:height="0.639in" draw:z-index="5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5"><text:s text:c="3"/><draw:frame draw:style-name="fr1" draw:name="Object48" text:anchor-type="as-char" svg:width="1.5783in" svg:height="0.2043in" draw:z-index="5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5"><text:s text:c="3"/><draw:frame draw:style-name="fr1" draw:name="Object49" text:anchor-type="as-char" svg:width="0.8201in" svg:height="0.2043in" draw:z-index="5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5"><text:s text:c="3"/><draw:frame draw:style-name="fr1" draw:name="Object50" text:anchor-type="as-char" svg:width="0.9465in" svg:height="0.2043in" draw:z-index="5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5"><text:s text:c="3"/><draw:frame draw:style-name="fr1" draw:name="Object51" text:anchor-type="as-char" svg:width="1.0362in" svg:height="0.2043in" draw:z-index="6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5"><text:s text:c="3"/><draw:frame draw:style-name="fr1" draw:name="Object52" text:anchor-type="as-char" svg:width="1.378in" svg:height="0.639in" draw:z-index="61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5"><text:s text:c="3"/><draw:frame draw:style-name="fr1" draw:name="Object53" text:anchor-type="as-char" svg:width="1.439in" svg:height="0.4335in" draw:z-index="62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5"><text:s text:c="17"/><draw:frame draw:style-name="fr1" draw:name="Object54" text:anchor-type="as-char" svg:width="0.8563in" svg:height="0.4335in" draw:z-index="6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5"><text:s text:c="13"/><draw:frame draw:style-name="fr1" draw:name="Object55" text:anchor-type="as-char" svg:width="1.022in" svg:height="0.4335in" draw:z-index="6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5"/>
      <text:p text:style-name="P5"><text:s text:c="3"/><draw:frame draw:style-name="fr1" draw:name="Object56" text:anchor-type="as-char" svg:width="1.2811in" svg:height="0.8689in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5"><text:s text:c="3"/><draw:frame draw:style-name="fr1" draw:name="Object57" text:anchor-type="as-char" svg:width="1.6307in" svg:height="0.2043in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5"><text:s text:c="14"/><draw:frame draw:style-name="fr1" draw:name="Object58" text:anchor-type="as-char" svg:width="1.2299in" svg:height="0.4335in" draw:z-index="6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5"><text:s text:c="7"/><draw:frame draw:style-name="fr1" draw:name="Object59" text:anchor-type="as-char" svg:width="1.5083in" svg:height="0.4335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5"/>
      <text:p text:style-name="P5"><text:s text:c="3"/><draw:frame draw:style-name="fr1" draw:name="Object60" text:anchor-type="as-char" svg:width="1.4055in" svg:height="1.0965in" draw:z-index="6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5"><text:s text:c="3"/><draw:frame draw:style-name="fr1" draw:name="Object61" text:anchor-type="as-char" svg:width="1.3819in" svg:height="0.4335in" draw:z-index="7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5"><text:s text:c="9"/><draw:frame draw:style-name="fr1" draw:name="Object62" text:anchor-type="as-char" svg:width="1.1228in" svg:height="0.4335in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5"/>
      <text:p text:style-name="P5"><text:s text:c="3"/><draw:frame draw:style-name="fr1" draw:name="Object63" text:anchor-type="as-char" svg:width="1.211in" svg:height="0.8689in" draw:z-index="7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5"><text:soft-page-break/><text:s text:c="3"/><draw:frame draw:style-name="fr1" draw:name="Object64" text:anchor-type="as-char" svg:width="1.5307in" svg:height="0.2043in" draw:z-index="7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5"><text:s text:c="12"/><draw:frame draw:style-name="fr1" draw:name="Object65" text:anchor-type="as-char" svg:width="1.1772in" svg:height="0.3929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5"><text:s text:c="15"/><draw:frame draw:style-name="fr1" draw:name="Object66" text:anchor-type="as-char" svg:width="1.0555in" svg:height="0.3929in" draw:z-index="75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5"/>
      <text:p text:style-name="P5"><text:s text:c="3"/><draw:frame draw:style-name="fr1" draw:name="Object67" text:anchor-type="as-char" svg:width="1.211in" svg:height="1.0965in" draw:z-index="7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"><text:s text:c="3"/><draw:frame draw:style-name="fr1" draw:name="Object68" text:anchor-type="as-char" svg:width="1.5283in" svg:height="0.4335in" draw:z-index="7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5"><text:s text:c="15"/><draw:frame draw:style-name="fr1" draw:name="Object69" text:anchor-type="as-char" svg:width="1.0146in" svg:height="0.4335in" draw:z-index="78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5"><text:s text:c="3"/><draw:frame draw:style-name="fr1" draw:name="Object70" text:anchor-type="as-char" svg:width="1.211in" svg:height="0.8689in" draw:z-index="79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5"><text:s text:c="3"/><draw:frame draw:style-name="fr1" draw:name="Object71" text:anchor-type="as-char" svg:width="1.6063in" svg:height="0.4335in" draw:z-index="80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5"><text:s text:c="17"/><draw:frame draw:style-name="fr1" draw:name="Object72" text:anchor-type="as-char" svg:width="1.0201in" svg:height="0.4335in" draw:z-index="81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5"/>
      <text:p text:style-name="P5"><text:s text:c="3"/><draw:frame draw:style-name="fr1" draw:name="Object73" text:anchor-type="as-char" svg:width="1.05in" svg:height="0.639in" draw:z-index="82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5"><text:s text:c="3"/><draw:frame draw:style-name="fr1" draw:name="Object74" text:anchor-type="as-char" svg:width="2.8008in" svg:height="0.1839in" draw:z-index="8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5"/>
      <text:p text:style-name="P4"/>
      <text:p text:style-name="P2"/>
      <text:p text:style-name="P3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3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7" draw:name="Shape2" draw:style-name="Mgr2" draw:text-style-name="MP3" svg:width="3.8315in" svg:height="0.3843in" svg:x="0.0839in" svg:y="0.0008in"><draw:text-box><text:p text:style-name="MP2"><text:span text:style-name="MT1"><text:s text:c="2"/></text:span><text:span text:style-name="MT1">Eko Saputra | ANALISIS NUMERIK SM3 </text:span><text:span text:style-name="MT1">22OCT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1-10-21T23:47:35.225583379</dc:date>
    <meta:editing-duration>PT27M26S</meta:editing-duration>
    <meta:editing-cycles>22</meta:editing-cycles>
    <meta:document-statistic meta:table-count="0" meta:image-count="0" meta:object-count="75" meta:page-count="4" meta:paragraph-count="78" meta:word-count="22" meta:character-count="629" meta:non-whitespace-character-count="129"/>
  </office:meta>
</office:document-meta>
</file>

<file path=Object 1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10/content.xml><?xml version="1.0" encoding="utf-8"?>
<math xmlns="http://www.w3.org/1998/Math/MathML" display="block">
  <semantics>
    <mrow>
      <mn>1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4</mn>
        </mrow>
        <mo stretchy="false">=</mo>
        <mn>2</mn>
      </mrow>
    </mrow>
    <annotation encoding="StarMath 5.0">1 left (− 2 right ) + 4 = 2</annotation>
  </semantics>
</math>
</file>

<file path=Object 11/content.xml><?xml version="1.0" encoding="utf-8"?>
<math xmlns="http://www.w3.org/1998/Math/MathML" display="block">
  <semantics>
    <mrow>
      <mn>2</mn>
      <mrow>
        <mo fence="true" form="prefix" stretchy="true">(</mo>
        <mrow>
          <mrow>
            <mi>−</mi>
            <mn>2</mn>
          </mrow>
        </mrow>
        <mo fence="true" form="postfix" stretchy="true">)</mo>
      </mrow>
      <mi>−</mi>
      <mrow>
        <mn>3</mn>
        <mo stretchy="false">=</mo>
        <mi>−</mi>
      </mrow>
      <mn>7</mn>
    </mrow>
    <annotation encoding="StarMath 5.0">2 left (− 2 right ) − 3 = − 7</annotation>
  </semantics>
</math>
</file>

<file path=Object 12/content.xml><?xml version="1.0" encoding="utf-8"?>
<math xmlns="http://www.w3.org/1998/Math/MathML" display="block">
  <semantics>
    <mrow>
      <mn>9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1</mn>
        </mrow>
        <mo stretchy="false">=</mo>
        <mi>−</mi>
      </mrow>
      <mn>17</mn>
    </mrow>
    <annotation encoding="StarMath 5.0">9 left (− 2 right ) + 1 = − 17</annotation>
  </semantics>
</math>
</file>

<file path=Object 1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2</mn>
            </mtd>
            <mtd>
              <mrow>
                <mi>−</mi>
                <mn>7</mn>
              </mrow>
            </mtd>
            <mtd>
              <mrow>
                <mi>−</mi>
                <mn>17</mn>
              </mrow>
            </mtd>
          </mtr>
          <mtr>
            <mtd>
              <mn>3</mn>
            </mtd>
            <mtd>
              <mn>6</mn>
            </mtd>
            <mtd>
              <mrow>
                <mi>−</mi>
                <mn>5</mn>
              </mrow>
            </mtd>
            <mtd>
              <mn>0</mn>
            </mtd>
          </mtr>
        </mtable>
      </mrow>
      <mo fence="true" form="postfix" stretchy="true">]</mo>
    </mrow>
    <annotation encoding="StarMath 5.0">left [matrix {1 # 1 # 2 # 9 ## 0 # 2 # − 7 # − 17 ## 3 # 6 # − 5 # 0} right ]</annotation>
  </semantics>
</math>
</file>

<file path=Object 14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 left (− 3 right ) + iii = 1 left (− 3 right ) + 3 = 0</annotation>
  </semantics>
</math>
</file>

<file path=Object 15/content.xml><?xml version="1.0" encoding="utf-8"?>
<math xmlns="http://www.w3.org/1998/Math/MathML" display="block">
  <semantics>
    <mrow>
      <mn>1</mn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6</mn>
        </mrow>
        <mo stretchy="false">=</mo>
        <mn>3</mn>
      </mrow>
    </mrow>
    <annotation encoding="StarMath 5.0">1 left (− 3 right ) + 6 = 3</annotation>
  </semantics>
</math>
</file>

<file path=Object 16/content.xml><?xml version="1.0" encoding="utf-8"?>
<math xmlns="http://www.w3.org/1998/Math/MathML" display="block">
  <semantics>
    <mrow>
      <mn>2</mn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5</mn>
        <mo stretchy="false">=</mo>
        <mi>−</mi>
      </mrow>
      <mn>11</mn>
    </mrow>
    <annotation encoding="StarMath 5.0">2 left (− 3 right ) − 5 = − 11</annotation>
  </semantics>
</math>
</file>

<file path=Object 17/content.xml><?xml version="1.0" encoding="utf-8"?>
<math xmlns="http://www.w3.org/1998/Math/MathML" display="block">
  <semantics>
    <mrow>
      <mn>9</mn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0</mn>
        </mrow>
        <mo stretchy="false">=</mo>
        <mi>−</mi>
      </mrow>
      <mn>27</mn>
    </mrow>
    <annotation encoding="StarMath 5.0">9 left (− 3 right ) + 0 = − 27</annotation>
  </semantics>
</math>
</file>

<file path=Object 1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2</mn>
            </mtd>
            <mtd>
              <mrow>
                <mi>−</mi>
                <mn>7</mn>
              </mrow>
            </mtd>
            <mtd>
              <mrow>
                <mi>−</mi>
                <mn>17</mn>
              </mrow>
            </mtd>
          </mtr>
          <mtr>
            <mtd>
              <mn>0</mn>
            </mtd>
            <mtd>
              <mn>3</mn>
            </mtd>
            <mtd>
              <mrow>
                <mi>−</mi>
                <mn>11</mn>
              </mrow>
            </mtd>
            <mtd>
              <mrow>
                <mi>−</mi>
                <mn>27</mn>
              </mrow>
            </mtd>
          </mtr>
        </mtable>
      </mrow>
      <mo fence="true" form="postfix" stretchy="true">]</mo>
    </mrow>
    <annotation encoding="StarMath 5.0">left [matrix {1 # 1 # 2 # 9 ## 0 # 2 # − 7 # − 17 ## 0 # 3 # − 11 # − 27} right ]</annotation>
  </semantics>
</math>
</file>

<file path=Object 19/content.xml><?xml version="1.0" encoding="utf-8"?>
<math xmlns="http://www.w3.org/1998/Math/MathML" display="block">
  <semantics>
    <mrow>
      <mi mathvariant="italic">ii</mi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n>0</mn>
      </mrow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n>0</mn>
      </mrow>
    </mrow>
    <annotation encoding="StarMath 5.0">ii left ({1} over {2} right ) = 0 left ({1} over {2} right ) = 0</annotation>
  </semantics>
</math>
</file>

<file path=Object 2/content.xml><?xml version="1.0" encoding="utf-8"?>
<math xmlns="http://www.w3.org/1998/Math/MathML" display="block">
  <semantics>
    <mrow>
      <mn>2</mn>
      <mrow>
        <mi>x</mi>
        <mo stretchy="false">+</mo>
        <mn>4</mn>
      </mrow>
      <mi>y</mi>
      <mi>−</mi>
      <mn>3</mn>
      <mrow>
        <mi>z</mi>
        <mo stretchy="false">=</mo>
        <mn>1</mn>
      </mrow>
    </mrow>
    <annotation encoding="StarMath 5.0">2 x + 4 y − 3 z = 1</annotation>
  </semantics>
</math>
</file>

<file path=Object 20/content.xml><?xml version="1.0" encoding="utf-8"?>
<math xmlns="http://www.w3.org/1998/Math/MathML" display="block">
  <semantics>
    <mrow>
      <mn>2</mn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n>1</mn>
      </mrow>
    </mrow>
    <annotation encoding="StarMath 5.0">2 left ({1} over {2} right ) = 1</annotation>
  </semantics>
</math>
</file>

<file path=Object 21/content.xml><?xml version="1.0" encoding="utf-8"?>
<math xmlns="http://www.w3.org/1998/Math/MathML" display="block">
  <semantics>
    <mrow>
      <mi>−</mi>
      <mn>7</mn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i>−</mi>
      </mrow>
      <mfrac>
        <mn>7</mn>
        <mn>2</mn>
      </mfrac>
    </mrow>
    <annotation encoding="StarMath 5.0">− 7 left ({1} over {2} right ) = − {7} over {2}</annotation>
  </semantics>
</math>
</file>

<file path=Object 22/content.xml><?xml version="1.0" encoding="utf-8"?>
<math xmlns="http://www.w3.org/1998/Math/MathML" display="block">
  <semantics>
    <mrow>
      <mi>−</mi>
      <mn>17</mn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i>−</mi>
      </mrow>
      <mfrac>
        <mn>17</mn>
        <mn>2</mn>
      </mfrac>
    </mrow>
    <annotation encoding="StarMath 5.0">− 17 left ({1} over {2} right ) = − {17} over {2}</annotation>
  </semantics>
</math>
</file>

<file path=Object 2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7</mn>
                  <mn>2</mn>
                </mfrac>
              </mrow>
            </mtd>
            <mtd>
              <mrow>
                <mi>−</mi>
                <mfrac>
                  <mn>17</mn>
                  <mn>2</mn>
                </mfrac>
              </mrow>
            </mtd>
          </mtr>
          <mtr>
            <mtd>
              <mn>0</mn>
            </mtd>
            <mtd>
              <mn>3</mn>
            </mtd>
            <mtd>
              <mrow>
                <mi>−</mi>
                <mn>11</mn>
              </mrow>
            </mtd>
            <mtd>
              <mrow>
                <mi>−</mi>
                <mn>27</mn>
              </mrow>
            </mtd>
          </mtr>
        </mtable>
      </mrow>
      <mo fence="true" form="postfix" stretchy="true">]</mo>
    </mrow>
    <annotation encoding="StarMath 5.0">left [matrix {1 # 1 # 2 # 9 ## 0 # 1 # − {7} over {2} # − {17} over {2} ## 0 # 3 # − 11 # − 27} right ]</annotation>
  </semantics>
</math>
</file>

<file path=Object 24/content.xml><?xml version="1.0" encoding="utf-8"?>
<math xmlns="http://www.w3.org/1998/Math/MathML" display="block">
  <semantics>
    <mrow>
      <mi mathvariant="italic">i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i left (− 3 right ) + iii = 1 left (− 3 right ) + 3 = 0</annotation>
  </semantics>
</math>
</file>

<file path=Object 25/content.xml><?xml version="1.0" encoding="utf-8"?>
<math xmlns="http://www.w3.org/1998/Math/MathML" display="block">
  <semantics>
    <mrow>
      <mi>−</mi>
      <mfrac>
        <mn>7</mn>
        <mn>2</mn>
      </mfrac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11</mn>
        <mo stretchy="false">=</mo>
        <mi>−</mi>
      </mrow>
      <mfrac>
        <mn>1</mn>
        <mn>2</mn>
      </mfrac>
    </mrow>
    <annotation encoding="StarMath 5.0">− {7} over {2} left (− 3 right ) − 11 = − {1} over {2}</annotation>
  </semantics>
</math>
</file>

<file path=Object 26/content.xml><?xml version="1.0" encoding="utf-8"?>
<math xmlns="http://www.w3.org/1998/Math/MathML" display="block">
  <semantics>
    <mrow>
      <mi>−</mi>
      <mfrac>
        <mn>17</mn>
        <mn>2</mn>
      </mfrac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27</mn>
        <mo stretchy="false">=</mo>
        <mi>−</mi>
      </mrow>
      <mfrac>
        <mn>3</mn>
        <mn>2</mn>
      </mfrac>
    </mrow>
    <annotation encoding="StarMath 5.0">− {17} over {2} left (− 3 right ) − 27 = − {3} over {2}</annotation>
  </semantics>
</math>
</file>

<file path=Object 2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7</mn>
                  <mn>2</mn>
                </mfrac>
              </mrow>
            </mtd>
            <mtd>
              <mrow>
                <mi>−</mi>
                <mfrac>
                  <mn>17</mn>
                  <mn>2</mn>
                </mfrac>
              </mrow>
            </mtd>
          </mtr>
          <mtr>
            <mtd>
              <mn>0</mn>
            </mtd>
            <mtd>
              <mn>0</mn>
            </mtd>
            <mtd>
              <mrow>
                <mi>−</mi>
                <mfrac>
                  <mn>1</mn>
                  <mn>2</mn>
                </mfrac>
              </mrow>
            </mtd>
            <mtd>
              <mrow>
                <mi>−</mi>
                <mfrac>
                  <mn>3</mn>
                  <mn>2</mn>
                </mfrac>
              </mrow>
            </mtd>
          </mtr>
        </mtable>
      </mrow>
      <mo fence="true" form="postfix" stretchy="true">]</mo>
    </mrow>
    <annotation encoding="StarMath 5.0">left [matrix {1 # 1 # 2 # 9 ## 0 # 1 # − {7} over {2} # − {17} over {2} ## 0 # 0 # − {1} over {2} # − {3} over {2}} right ]</annotation>
  </semantics>
</math>
</file>

<file path=Object 28/content.xml><?xml version="1.0" encoding="utf-8"?>
<math xmlns="http://www.w3.org/1998/Math/MathML" display="block">
  <semantics>
    <mrow>
      <mi mathvariant="italic">iii</mi>
      <mrow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=</mo>
        <mi>−</mi>
      </mrow>
      <mfrac>
        <mn>1</mn>
        <mrow>
          <mo fence="true" form="prefix" stretchy="true">[</mo>
          <mrow>
            <mn>2</mn>
          </mrow>
          <mo fence="true" form="postfix" stretchy="true">]</mo>
        </mrow>
      </mfrac>
      <mrow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=</mo>
        <mn>1</mn>
      </mrow>
    </mrow>
    <annotation encoding="StarMath 5.0">iii left (− 2 right ) = − {1} over {left [2 right ]} left (− 2 right ) = 1</annotation>
  </semantics>
</math>
</file>

<file path=Object 29/content.xml><?xml version="1.0" encoding="utf-8"?>
<math xmlns="http://www.w3.org/1998/Math/MathML" display="block">
  <semantics>
    <mrow>
      <mi>−</mi>
      <mfrac>
        <mn>3</mn>
        <mn>2</mn>
      </mfrac>
      <mrow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=</mo>
        <mn>3</mn>
      </mrow>
    </mrow>
    <annotation encoding="StarMath 5.0">− {3} over {2} left (− 2 right ) = 3</annotation>
  </semantics>
</math>
</file>

<file path=Object 3/content.xml><?xml version="1.0" encoding="utf-8"?>
<math xmlns="http://www.w3.org/1998/Math/MathML" display="block">
  <semantics>
    <mrow>
      <mn>3</mn>
      <mrow>
        <mi>x</mi>
        <mo stretchy="false">+</mo>
        <mn>6</mn>
      </mrow>
      <mi>y</mi>
      <mi>−</mi>
      <mn>5</mn>
      <mrow>
        <mi>z</mi>
        <mo stretchy="false">=</mo>
        <mn>0</mn>
      </mrow>
    </mrow>
    <annotation encoding="StarMath 5.0">3 x + 6 y − 5 z = 0</annotation>
  </semantics>
</math>
</file>

<file path=Object 3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7</mn>
                  <mn>2</mn>
                </mfrac>
              </mrow>
            </mtd>
            <mtd>
              <mrow>
                <mi>−</mi>
                <mfrac>
                  <mn>17</mn>
                  <mn>2</mn>
                </mfrac>
              </mrow>
            </mtd>
          </mtr>
          <mtr>
            <mtd>
              <mn>0</mn>
            </mtd>
            <mtd>
              <mn>0</mn>
            </mtd>
            <mtd>
              <mn>1</mn>
            </mtd>
            <mtd>
              <mn>3</mn>
            </mtd>
          </mtr>
        </mtable>
      </mrow>
      <mo fence="true" form="postfix" stretchy="true">]</mo>
    </mrow>
    <annotation encoding="StarMath 5.0">left [matrix {1 # 1 # 2 # 9 ## 0 # 1 # − {7} over {2} # − {17} over {2} ## 0 # 0 # 1 # 3} right ]</annotation>
  </semantics>
</math>
</file>

<file path=Object 31/content.xml><?xml version="1.0" encoding="utf-8"?>
<math xmlns="http://www.w3.org/1998/Math/MathML" display="block">
  <semantics>
    <mrow>
      <mi mathvariant="italic">solusi</mi>
      <mi mathvariant="italic">sistem</mi>
      <mi mathvariant="italic">diperoleh</mi>
      <mi mathvariant="italic">dengan</mi>
      <mi mathvariant="italic">teknik</mi>
      <mi mathvariant="italic">penyulihan</mi>
      <mi mathvariant="italic">mundur</mi>
      <mi mathvariant="italic">sebagai</mi>
      <mi mathvariant="italic">berikut</mi>
      <mi mathvariant="normal">:</mi>
    </mrow>
    <annotation encoding="StarMath 5.0">solusi sistem diperoleh dengan teknik penyulihan mundur sebagai berikut :</annotation>
  </semantics>
</math>
</file>

<file path=Object 32/content.xml><?xml version="1.0" encoding="utf-8"?>
<math xmlns="http://www.w3.org/1998/Math/MathML" display="block">
  <semantics>
    <mrow>
      <mi>z</mi>
      <mo stretchy="false">=</mo>
      <mn>3</mn>
    </mrow>
    <annotation encoding="StarMath 5.0">z = 3</annotation>
  </semantics>
</math>
</file>

<file path=Object 33/content.xml><?xml version="1.0" encoding="utf-8"?>
<math xmlns="http://www.w3.org/1998/Math/MathML" display="block">
  <semantics>
    <mrow>
      <mi>y</mi>
      <mi>−</mi>
      <mfrac>
        <mn>7</mn>
        <mn>2</mn>
      </mfrac>
      <mrow>
        <mi>z</mi>
        <mo stretchy="false">=</mo>
        <mi>−</mi>
      </mrow>
      <mfrac>
        <mn>17</mn>
        <mn>2</mn>
      </mfrac>
    </mrow>
    <annotation encoding="StarMath 5.0">y − {7} over {2} z = − {17} over {2}</annotation>
  </semantics>
</math>
</file>

<file path=Object 34/content.xml><?xml version="1.0" encoding="utf-8"?>
<math xmlns="http://www.w3.org/1998/Math/MathML" display="block">
  <semantics>
    <mrow>
      <mi>y</mi>
      <mi>−</mi>
      <mfrac>
        <mn>7</mn>
        <mn>2</mn>
      </mfrac>
      <mrow>
        <mrow>
          <mo fence="true" form="prefix" stretchy="true">(</mo>
          <mrow>
            <mn>3</mn>
          </mrow>
          <mo fence="true" form="postfix" stretchy="true">)</mo>
        </mrow>
        <mo stretchy="false">=</mo>
        <mi>−</mi>
      </mrow>
      <mfrac>
        <mn>17</mn>
        <mn>2</mn>
      </mfrac>
    </mrow>
    <annotation encoding="StarMath 5.0">y − {7} over {2} left (3 right ) = − {17} over {2}</annotation>
  </semantics>
</math>
</file>

<file path=Object 35/content.xml><?xml version="1.0" encoding="utf-8"?>
<math xmlns="http://www.w3.org/1998/Math/MathML" display="block">
  <semantics>
    <mrow>
      <mi>y</mi>
      <mo stretchy="false">=</mo>
      <mrow>
        <mrow>
          <mo fence="true" form="prefix" stretchy="true">(</mo>
          <mrow>
            <mrow>
              <mi>−</mi>
              <mfrac>
                <mn>17</mn>
                <mn>2</mn>
              </mfrac>
            </mrow>
          </mrow>
          <mo fence="true" form="postfix" stretchy="true">)</mo>
        </mrow>
        <mo stretchy="false">+</mo>
        <mfrac>
          <mn>21</mn>
          <mn>2</mn>
        </mfrac>
      </mrow>
    </mrow>
    <annotation encoding="StarMath 5.0">y = left (− {17} over {2} right ) + {21} over {2}</annotation>
  </semantics>
</math>
</file>

<file path=Object 36/content.xml><?xml version="1.0" encoding="utf-8"?>
<math xmlns="http://www.w3.org/1998/Math/MathML" display="block">
  <semantics>
    <mrow>
      <mi>y</mi>
      <mo stretchy="false">=</mo>
      <mn>2</mn>
    </mrow>
    <annotation encoding="StarMath 5.0">y = 2</annotation>
  </semantics>
</math>
</file>

<file path=Object 37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38/content.xml><?xml version="1.0" encoding="utf-8"?>
<math xmlns="http://www.w3.org/1998/Math/MathML" display="block">
  <semantics>
    <mrow>
      <mrow>
        <mi>x</mi>
        <mo stretchy="false">+</mo>
        <mn>2</mn>
        <mo stretchy="false">+</mo>
        <mn>2</mn>
      </mrow>
      <mrow>
        <mrow>
          <mo fence="true" form="prefix" stretchy="true">(</mo>
          <mrow>
            <mn>3</mn>
          </mrow>
          <mo fence="true" form="postfix" stretchy="true">)</mo>
        </mrow>
        <mo stretchy="false">=</mo>
        <mn>9</mn>
      </mrow>
    </mrow>
    <annotation encoding="StarMath 5.0">x + 2 + 2 left (3 right ) = 9</annotation>
  </semantics>
</math>
</file>

<file path=Object 39/content.xml><?xml version="1.0" encoding="utf-8"?>
<math xmlns="http://www.w3.org/1998/Math/MathML" display="block">
  <semantics>
    <mrow>
      <mrow>
        <mi>x</mi>
        <mo stretchy="false">+</mo>
        <mn>8</mn>
      </mrow>
      <mo stretchy="false">=</mo>
      <mn>9</mn>
    </mrow>
    <annotation encoding="StarMath 5.0">x + 8 = 9</annotation>
  </semantics>
</math>
</file>

<file path=Object 4/content.xml><?xml version="1.0" encoding="utf-8"?>
<math xmlns="http://www.w3.org/1998/Math/MathML" display="block">
  <semantics>
    <mrow>
      <mrow>
        <mi>x</mi>
        <mo stretchy="false">+</mo>
        <mi>y</mi>
      </mrow>
      <mi>−</mi>
      <mrow>
        <mi>z</mi>
        <mo stretchy="false">=</mo>
        <mn>6</mn>
      </mrow>
    </mrow>
    <annotation encoding="StarMath 5.0">x + y − z = 6</annotation>
  </semantics>
</math>
</file>

<file path=Object 40/content.xml><?xml version="1.0" encoding="utf-8"?>
<math xmlns="http://www.w3.org/1998/Math/MathML" display="block">
  <semantics>
    <mrow>
      <mi>x</mi>
      <mo stretchy="false">=</mo>
      <mn>1</mn>
    </mrow>
    <annotation encoding="StarMath 5.0">x = 1</annotation>
  </semantics>
</math>
</file>

<file path=Object 41/content.xml><?xml version="1.0" encoding="utf-8"?>
<math xmlns="http://www.w3.org/1998/Math/MathML" display="block">
  <semantics>
    <mrow>
      <mi mathvariant="italic">Diperoleh</mi>
      <mi mathvariant="italic">penyelesaian</mi>
      <mrow>
        <mi>x</mi>
        <mo stretchy="false">=</mo>
        <mn>1</mn>
      </mrow>
      <mi>,</mi>
      <mrow>
        <mi>y</mi>
        <mo stretchy="false">=</mo>
        <mn>2</mn>
      </mrow>
      <mi>,</mi>
      <mrow>
        <mi>z</mi>
        <mo stretchy="false">=</mo>
        <mn>3</mn>
      </mrow>
    </mrow>
    <annotation encoding="StarMath 5.0">Diperoleh penyelesaian x = 1 , y = 2 , z = 3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3</mn>
            </mtd>
            <mtd>
              <mrow>
                <mi>−</mi>
                <mn>4</mn>
              </mrow>
            </mtd>
            <mtd>
              <mn>2</mn>
            </mtd>
            <mtd>
              <mrow>
                <mi>−</mi>
                <mn>2</mn>
              </mrow>
            </mtd>
          </mtr>
          <mtr>
            <mtd>
              <mn>2</mn>
            </mtd>
            <mtd>
              <mn>5</mn>
            </mtd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 [matrix {1 # 1 # − 1 # 6 ## 3 # − 4 # 2 # − 2 ## 2 # 5 # 1 # 0} right ]</annotation>
  </semantics>
</math>
</file>

<file path=Object 4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i</mi>
            </mtd>
          </mtr>
          <mtr>
            <mtd>
              <mi mathvariant="italic">ii</mi>
            </mtd>
          </mtr>
          <mtr>
            <mtd>
              <mi mathvariant="italic">iii</mi>
            </mtd>
          </mtr>
        </mtable>
      </mrow>
      <mo fence="true" form="postfix" stretchy="true">]</mo>
    </mrow>
    <annotation encoding="StarMath 5.0">left [matrix {i ## ii ## iii} right ]</annotation>
  </semantics>
</math>
</file>

<file path=Object 44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 left (− 3 right ) + ii = 1 left (− 3 right ) + 3 = 0</annotation>
  </semantics>
</math>
</file>

<file path=Object 45/content.xml><?xml version="1.0" encoding="utf-8"?>
<math xmlns="http://www.w3.org/1998/Math/MathML" display="block">
  <semantics>
    <mrow>
      <mn>1</mn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4</mn>
        <mo stretchy="false">=</mo>
        <mi>−</mi>
      </mrow>
      <mn>7</mn>
    </mrow>
    <annotation encoding="StarMath 5.0">1 left (− 3 right ) − 4 = − 7</annotation>
  </semantics>
</math>
</file>

<file path=Object 46/content.xml><?xml version="1.0" encoding="utf-8"?>
<math xmlns="http://www.w3.org/1998/Math/MathML" display="block">
  <semantics>
    <mrow>
      <mi>−</mi>
      <mn>1</mn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2</mn>
        </mrow>
        <mo stretchy="false">=</mo>
        <mn>5</mn>
      </mrow>
    </mrow>
    <annotation encoding="StarMath 5.0">− 1 left (− 3 right ) + 2 = 5</annotation>
  </semantics>
</math>
</file>

<file path=Object 47/content.xml><?xml version="1.0" encoding="utf-8"?>
<math xmlns="http://www.w3.org/1998/Math/MathML" display="block">
  <semantics>
    <mrow>
      <mn>6</mn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2</mn>
        <mo stretchy="false">=</mo>
        <mi>−</mi>
      </mrow>
      <mn>20</mn>
    </mrow>
    <annotation encoding="StarMath 5.0">6 left (− 3 right ) − 2 = − 20</annotation>
  </semantics>
</math>
</file>

<file path=Object 4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row>
                <mi>−</mi>
                <mn>7</mn>
              </mrow>
            </mtd>
            <mtd>
              <mn>5</mn>
            </mtd>
            <mtd>
              <mrow>
                <mi>−</mi>
                <mn>20</mn>
              </mrow>
            </mtd>
          </mtr>
          <mtr>
            <mtd>
              <mn>2</mn>
            </mtd>
            <mtd>
              <mn>5</mn>
            </mtd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 [matrix {1 # 1 # − 1 # 6 ## 0 # − 7 # 5 # − 20 ## 2 # 5 # 1 # 0} right ]</annotation>
  </semantics>
</math>
</file>

<file path=Object 49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2</mn>
        </mrow>
        <mo stretchy="false">=</mo>
        <mn>0</mn>
      </mrow>
    </mrow>
    <annotation encoding="StarMath 5.0">i left (− 2 right ) + iii = 1 left (− 2 right ) + 2 = 0</annotation>
  </semantics>
</math>
</file>

<file path=Object 5/content.xml><?xml version="1.0" encoding="utf-8"?>
<math xmlns="http://www.w3.org/1998/Math/MathML" display="block">
  <semantics>
    <mrow>
      <mn>3</mn>
      <mi>x</mi>
      <mi>−</mi>
      <mn>4</mn>
      <mrow>
        <mi>y</mi>
        <mo stretchy="false">+</mo>
        <mn>2</mn>
      </mrow>
      <mrow>
        <mi>z</mi>
        <mo stretchy="false">=</mo>
        <mi>−</mi>
      </mrow>
      <mn>2</mn>
    </mrow>
    <annotation encoding="StarMath 5.0">3 x − 4 y + 2 z = − 2</annotation>
  </semantics>
</math>
</file>

<file path=Object 50/content.xml><?xml version="1.0" encoding="utf-8"?>
<math xmlns="http://www.w3.org/1998/Math/MathML" display="block">
  <semantics>
    <mrow>
      <mn>1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5</mn>
        </mrow>
        <mo stretchy="false">=</mo>
        <mn>3</mn>
      </mrow>
    </mrow>
    <annotation encoding="StarMath 5.0">1 left (− 2 right ) + 5 = 3</annotation>
  </semantics>
</math>
</file>

<file path=Object 51/content.xml><?xml version="1.0" encoding="utf-8"?>
<math xmlns="http://www.w3.org/1998/Math/MathML" display="block">
  <semantics>
    <mrow>
      <mi>−</mi>
      <mn>1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1</mn>
        </mrow>
        <mo stretchy="false">=</mo>
        <mn>3</mn>
      </mrow>
    </mrow>
    <annotation encoding="StarMath 5.0">− 1 left (− 2 right ) + 1 = 3</annotation>
  </semantics>
</math>
</file>

<file path=Object 52/content.xml><?xml version="1.0" encoding="utf-8"?>
<math xmlns="http://www.w3.org/1998/Math/MathML" display="block">
  <semantics>
    <mrow>
      <mn>6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0</mn>
        </mrow>
        <mo stretchy="false">=</mo>
        <mi>−</mi>
      </mrow>
      <mn>12</mn>
    </mrow>
    <annotation encoding="StarMath 5.0">6 left (− 2 right ) + 0 = − 12</annotation>
  </semantics>
</math>
</file>

<file path=Object 5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row>
                <mi>−</mi>
                <mn>7</mn>
              </mrow>
            </mtd>
            <mtd>
              <mn>5</mn>
            </mtd>
            <mtd>
              <mrow>
                <mi>−</mi>
                <mn>20</mn>
              </mrow>
            </mtd>
          </mtr>
          <mtr>
            <mtd>
              <mn>0</mn>
            </mtd>
            <mtd>
              <mn>3</mn>
            </mtd>
            <mtd>
              <mn>3</mn>
            </mtd>
            <mtd>
              <mrow>
                <mi>−</mi>
                <mn>12</mn>
              </mrow>
            </mtd>
          </mtr>
        </mtable>
      </mrow>
      <mo fence="true" form="postfix" stretchy="true">]</mo>
    </mrow>
    <annotation encoding="StarMath 5.0">left [matrix {1 # 1 # − 1 # 6 ## 0 # − 7 # 5 # − 20 ## 0 # 3 # 3 # − 12} right ]</annotation>
  </semantics>
</math>
</file>

<file path=Object 54/content.xml><?xml version="1.0" encoding="utf-8"?>
<math xmlns="http://www.w3.org/1998/Math/MathML" display="block">
  <semantics>
    <mrow>
      <mi mathvariant="italic">ii</mi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i>−</mi>
      </mrow>
      <mn>7</mn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n>1</mn>
      </mrow>
    </mrow>
    <annotation encoding="StarMath 5.0">ii left (− {1} over {7} right ) = − 7 left (− {1} over {7} right ) = 1</annotation>
  </semantics>
</math>
</file>

<file path=Object 55/content.xml><?xml version="1.0" encoding="utf-8"?>
<math xmlns="http://www.w3.org/1998/Math/MathML" display="block">
  <semantics>
    <mrow>
      <mn>5</mn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i>−</mi>
      </mrow>
      <mfrac>
        <mn>5</mn>
        <mn>7</mn>
      </mfrac>
    </mrow>
    <annotation encoding="StarMath 5.0">5 left (− {1} over {7} right ) = − {5} over {7}</annotation>
  </semantics>
</math>
</file>

<file path=Object 56/content.xml><?xml version="1.0" encoding="utf-8"?>
<math xmlns="http://www.w3.org/1998/Math/MathML" display="block">
  <semantics>
    <mrow>
      <mi>−</mi>
      <mn>20</mn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frac>
          <mn>20</mn>
          <mn>7</mn>
        </mfrac>
      </mrow>
    </mrow>
    <annotation encoding="StarMath 5.0">− 20 left (− {1} over {7} right ) = {20} over {7}</annotation>
  </semantics>
</math>
</file>

<file path=Object 5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3</mn>
            </mtd>
            <mtd>
              <mn>3</mn>
            </mtd>
            <mtd>
              <mrow>
                <mi>−</mi>
                <mn>12</mn>
              </mrow>
            </mtd>
          </mtr>
        </mtable>
      </mrow>
      <mo fence="true" form="postfix" stretchy="true">]</mo>
    </mrow>
    <annotation encoding="StarMath 5.0">left [matrix {1 # 1 # − 1 # 6 ## 0 # 1 # − {5} over {7} # {20} over {7} ## 0 # 3 # 3 # − 12} right ]</annotation>
  </semantics>
</math>
</file>

<file path=Object 58/content.xml><?xml version="1.0" encoding="utf-8"?>
<math xmlns="http://www.w3.org/1998/Math/MathML" display="block">
  <semantics>
    <mrow>
      <mi mathvariant="italic">i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i left (− 3 right ) + iii = 1 left (− 3 right ) + 3 = 0</annotation>
  </semantics>
</math>
</file>

<file path=Object 59/content.xml><?xml version="1.0" encoding="utf-8"?>
<math xmlns="http://www.w3.org/1998/Math/MathML" display="block">
  <semantics>
    <mrow>
      <mrow>
        <mo fence="true" form="prefix" stretchy="true">(</mo>
        <mrow>
          <mrow>
            <mi>−</mi>
            <mfrac>
              <mn>5</mn>
              <mn>7</mn>
            </mfrac>
          </mrow>
        </mrow>
        <mo fence="true" form="postfix" stretchy="true">)</mo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frac>
          <mn>36</mn>
          <mn>7</mn>
        </mfrac>
      </mrow>
    </mrow>
    <annotation encoding="StarMath 5.0">left (− {5} over {7} right ) left (− 3 right ) + 3 = {36} over {7}</annotation>
  </semantics>
</math>
</file>

<file path=Object 6/content.xml><?xml version="1.0" encoding="utf-8"?>
<math xmlns="http://www.w3.org/1998/Math/MathML" display="block">
  <semantics>
    <mrow>
      <mn>2</mn>
      <mrow>
        <mi>x</mi>
        <mo stretchy="false">+</mo>
        <mn>5</mn>
      </mrow>
      <mrow>
        <mrow>
          <mi>y</mi>
          <mo stretchy="false">+</mo>
          <mi>z</mi>
        </mrow>
        <mo stretchy="false">=</mo>
        <mn>0</mn>
      </mrow>
    </mrow>
    <annotation encoding="StarMath 5.0">2 x + 5 y + z = 0</annotation>
  </semantics>
</math>
</file>

<file path=Object 60/content.xml><?xml version="1.0" encoding="utf-8"?>
<math xmlns="http://www.w3.org/1998/Math/MathML" display="block">
  <semantics>
    <mrow>
      <mrow>
        <mo fence="true" form="prefix" stretchy="true">(</mo>
        <mrow>
          <mfrac>
            <mn>20</mn>
            <mn>7</mn>
          </mfrac>
        </mrow>
        <mo fence="true" form="postfix" stretchy="true">)</mo>
      </mrow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12</mn>
        <mo stretchy="false">=</mo>
        <mi>−</mi>
      </mrow>
      <mfrac>
        <mn>144</mn>
        <mn>7</mn>
      </mfrac>
    </mrow>
    <annotation encoding="StarMath 5.0">left ({20} over {7} right ) left (− 3 right ) − 12 = − {144} over {7}</annotation>
  </semantics>
</math>
</file>

<file path=Object 6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frac>
                <mn>36</mn>
                <mn>7</mn>
              </mfrac>
            </mtd>
            <mtd>
              <mrow>
                <mi>−</mi>
                <mfrac>
                  <mn>144</mn>
                  <mn>7</mn>
                </mfrac>
              </mrow>
            </mtd>
          </mtr>
        </mtable>
      </mrow>
      <mo fence="true" form="postfix" stretchy="true">]</mo>
    </mrow>
    <annotation encoding="StarMath 5.0">left [matrix {1 # 1 # − 1 # 6 ## 0 # 1 # − {5} over {7} # {20} over {7} ## 0 # 0 # {36} over {7} # − {144} over {7}} right ]</annotation>
  </semantics>
</math>
</file>

<file path=Object 62/content.xml><?xml version="1.0" encoding="utf-8"?>
<math xmlns="http://www.w3.org/1998/Math/MathML" display="block">
  <semantics>
    <mrow>
      <mi mathvariant="italic">iii</mi>
      <mrow>
        <mrow>
          <mo fence="true" form="prefix" stretchy="true">(</mo>
          <mrow>
            <mfrac>
              <mn>7</mn>
              <mn>36</mn>
            </mfrac>
          </mrow>
          <mo fence="true" form="postfix" stretchy="true">)</mo>
        </mrow>
        <mo stretchy="false">=</mo>
        <mfrac>
          <mn>36</mn>
          <mn>7</mn>
        </mfrac>
      </mrow>
      <mrow>
        <mrow>
          <mo fence="true" form="prefix" stretchy="true">(</mo>
          <mrow>
            <mfrac>
              <mn>7</mn>
              <mn>36</mn>
            </mfrac>
          </mrow>
          <mo fence="true" form="postfix" stretchy="true">)</mo>
        </mrow>
        <mo stretchy="false">=</mo>
        <mn>1</mn>
      </mrow>
    </mrow>
    <annotation encoding="StarMath 5.0">iii left ({7} over {36} right ) = {36} over {7} left ({7} over {36} right ) = 1</annotation>
  </semantics>
</math>
</file>

<file path=Object 63/content.xml><?xml version="1.0" encoding="utf-8"?>
<math xmlns="http://www.w3.org/1998/Math/MathML" display="block">
  <semantics>
    <mrow>
      <mrow>
        <mo fence="true" form="prefix" stretchy="true">(</mo>
        <mrow>
          <mrow>
            <mi>−</mi>
            <mfrac>
              <mn>144</mn>
              <mn>7</mn>
            </mfrac>
          </mrow>
        </mrow>
        <mo fence="true" form="postfix" stretchy="true">)</mo>
      </mrow>
      <mrow>
        <mfrac>
          <mn>7</mn>
          <mn>36</mn>
        </mfrac>
        <mo stretchy="false">=</mo>
        <mi>−</mi>
      </mrow>
      <mn>4</mn>
    </mrow>
    <annotation encoding="StarMath 5.0">left (− {144} over {7} right ) {7} over {36} = − 4</annotation>
  </semantics>
</math>
</file>

<file path=Object 6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1 # − 1 # 6 ## 0 # 1 # − {5} over {7} # {20} over {7} ## 0 # 0 # 1 # − 4} right ]</annotation>
  </semantics>
</math>
</file>

<file path=Object 65/content.xml><?xml version="1.0" encoding="utf-8"?>
<math xmlns="http://www.w3.org/1998/Math/MathML" display="block">
  <semantics>
    <mrow>
      <mi mathvariant="italic">ii</mi>
      <mrow>
        <mrow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o stretchy="false">+</mo>
          <mi>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o stretchy="false">+</mo>
          <mn>1</mn>
        </mrow>
        <mo stretchy="false">=</mo>
        <mn>0</mn>
      </mrow>
    </mrow>
    <annotation encoding="StarMath 5.0">ii left (− 1 right ) + i = 1 left (− 1 right ) + 1 = 0</annotation>
  </semantics>
</math>
</file>

<file path=Object 66/content.xml><?xml version="1.0" encoding="utf-8"?>
<math xmlns="http://www.w3.org/1998/Math/MathML" display="block">
  <semantics>
    <mrow>
      <mi>−</mi>
      <mfrac>
        <mn>5</mn>
        <mn>7</mn>
      </mfrac>
      <mrow>
        <mo fence="true" form="prefix" stretchy="true">(</mo>
        <mrow>
          <mrow>
            <mi>−</mi>
            <mn>1</mn>
          </mrow>
        </mrow>
        <mo fence="true" form="postfix" stretchy="true">)</mo>
      </mrow>
      <mi>−</mi>
      <mrow>
        <mn>1</mn>
        <mo stretchy="false">=</mo>
        <mi>−</mi>
      </mrow>
      <mfrac>
        <mn>2</mn>
        <mn>7</mn>
      </mfrac>
    </mrow>
    <annotation encoding="StarMath 5.0">− {5} over {7} left (− 1 right ) − 1 = − {2} over {7}</annotation>
  </semantics>
</math>
</file>

<file path=Object 67/content.xml><?xml version="1.0" encoding="utf-8"?>
<math xmlns="http://www.w3.org/1998/Math/MathML" display="block">
  <semantics>
    <mrow>
      <mfrac>
        <mn>20</mn>
        <mn>7</mn>
      </mfrac>
      <mrow>
        <mrow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o stretchy="false">+</mo>
          <mn>6</mn>
        </mrow>
        <mo stretchy="false">=</mo>
        <mfrac>
          <mn>22</mn>
          <mn>7</mn>
        </mfrac>
      </mrow>
    </mrow>
    <annotation encoding="StarMath 5.0">{20} over {7} left (− 1 right ) + 6 = {22} over {7}</annotation>
  </semantics>
</math>
</file>

<file path=Object 6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row>
                <mi>−</mi>
                <mfrac>
                  <mn>2</mn>
                  <mn>7</mn>
                </mfrac>
              </mrow>
            </mtd>
            <mtd>
              <mfrac>
                <mn>22</mn>
                <mn>7</mn>
              </mfrac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0 # − {2} over {7} # {22} over {7} ## 0 # 1 # − {5} over {7} # {20} over {7} ## 0 # 0 # 1 # − 4} right ]</annotation>
  </semantics>
</math>
</file>

<file path=Object 69/content.xml><?xml version="1.0" encoding="utf-8"?>
<math xmlns="http://www.w3.org/1998/Math/MathML" display="block">
  <semantics>
    <mrow>
      <mi mathvariant="italic">iii</mi>
      <mrow>
        <mrow>
          <mrow>
            <mo fence="true" form="prefix" stretchy="true">(</mo>
            <mrow>
              <mfrac>
                <mn>2</mn>
                <mn>7</mn>
              </mfrac>
            </mrow>
            <mo fence="true" form="postfix" stretchy="true">)</mo>
          </mrow>
          <mo stretchy="false">+</mo>
          <mi>i</mi>
        </mrow>
        <mo stretchy="false">=</mo>
        <mn>1</mn>
      </mrow>
      <mrow>
        <mo fence="true" form="prefix" stretchy="true">(</mo>
        <mrow>
          <mfrac>
            <mn>2</mn>
            <mn>7</mn>
          </mfrac>
        </mrow>
        <mo fence="true" form="postfix" stretchy="true">)</mo>
      </mrow>
      <mi>−</mi>
      <mrow>
        <mfrac>
          <mn>2</mn>
          <mn>7</mn>
        </mfrac>
        <mo stretchy="false">=</mo>
        <mn>0</mn>
      </mrow>
    </mrow>
    <annotation encoding="StarMath 5.0">iii left ({2} over {7} right ) + i = 1 left ({2} over {7} right ) − {2} over {7} = 0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2</mn>
            </mtd>
            <mtd>
              <mn>4</mn>
            </mtd>
            <mtd>
              <mrow>
                <mi>−</mi>
                <mn>3</mn>
              </mrow>
            </mtd>
            <mtd>
              <mn>1</mn>
            </mtd>
          </mtr>
          <mtr>
            <mtd>
              <mn>3</mn>
            </mtd>
            <mtd>
              <mn>6</mn>
            </mtd>
            <mtd>
              <mrow>
                <mi>−</mi>
                <mn>5</mn>
              </mrow>
            </mtd>
            <mtd>
              <mn>0</mn>
            </mtd>
          </mtr>
        </mtable>
      </mrow>
      <mo fence="true" form="postfix" stretchy="true">]</mo>
    </mrow>
    <annotation encoding="StarMath 5.0">left [matrix {1 # 1 # 2 # 9 ## 2 # 4 # − 3 # 1 ## 3 # 6 # − 5 # 0} right ]</annotation>
  </semantics>
</math>
</file>

<file path=Object 70/content.xml><?xml version="1.0" encoding="utf-8"?>
<math xmlns="http://www.w3.org/1998/Math/MathML" display="block">
  <semantics>
    <mrow>
      <mi>−</mi>
      <mn>4</mn>
      <mrow>
        <mrow>
          <mrow>
            <mo fence="true" form="prefix" stretchy="true">(</mo>
            <mrow>
              <mfrac>
                <mn>2</mn>
                <mn>7</mn>
              </mfrac>
            </mrow>
            <mo fence="true" form="postfix" stretchy="true">)</mo>
          </mrow>
          <mo stretchy="false">+</mo>
          <mfrac>
            <mn>22</mn>
            <mn>7</mn>
          </mfrac>
        </mrow>
        <mo stretchy="false">=</mo>
        <mn>2</mn>
      </mrow>
    </mrow>
    <annotation encoding="StarMath 5.0">− 4 left ({2} over {7} right ) + {22} over {7} = 2</annotation>
  </semantics>
</math>
</file>

<file path=Object 7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2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0 # 0 # 2 ## 0 # 1 # − {5} over {7} # {20} over {7} ## 0 # 0 # 1 # − 4} right ]</annotation>
  </semantics>
</math>
</file>

<file path=Object 72/content.xml><?xml version="1.0" encoding="utf-8"?>
<math xmlns="http://www.w3.org/1998/Math/MathML" display="block">
  <semantics>
    <mrow>
      <mi mathvariant="italic">iii</mi>
      <mrow>
        <mo fence="true" form="prefix" stretchy="true">(</mo>
        <mrow>
          <mfrac>
            <mn>5</mn>
            <mn>7</mn>
          </mfrac>
        </mrow>
        <mo fence="true" form="postfix" stretchy="true">)</mo>
      </mrow>
      <mi>−</mi>
      <mrow>
        <mi mathvariant="italic">ii</mi>
        <mo stretchy="false">=</mo>
        <mn>1</mn>
      </mrow>
      <mrow>
        <mo fence="true" form="prefix" stretchy="true">(</mo>
        <mrow>
          <mfrac>
            <mn>5</mn>
            <mn>7</mn>
          </mfrac>
        </mrow>
        <mo fence="true" form="postfix" stretchy="true">)</mo>
      </mrow>
      <mi>−</mi>
      <mrow>
        <mfrac>
          <mn>5</mn>
          <mn>7</mn>
        </mfrac>
        <mo stretchy="false">=</mo>
        <mn>0</mn>
      </mrow>
    </mrow>
    <annotation encoding="StarMath 5.0">iii left ({5} over {7} right ) − ii = 1 left ({5} over {7} right ) − {5} over {7} = 0</annotation>
  </semantics>
</math>
</file>

<file path=Object 73/content.xml><?xml version="1.0" encoding="utf-8"?>
<math xmlns="http://www.w3.org/1998/Math/MathML" display="block">
  <semantics>
    <mrow>
      <mi>−</mi>
      <mn>4</mn>
      <mrow>
        <mrow>
          <mrow>
            <mo fence="true" form="prefix" stretchy="true">(</mo>
            <mrow>
              <mfrac>
                <mn>5</mn>
                <mn>7</mn>
              </mfrac>
            </mrow>
            <mo fence="true" form="postfix" stretchy="true">)</mo>
          </mrow>
          <mo stretchy="false">+</mo>
          <mfrac>
            <mn>20</mn>
            <mn>7</mn>
          </mfrac>
        </mrow>
        <mo stretchy="false">=</mo>
        <mn>0</mn>
      </mrow>
    </mrow>
    <annotation encoding="StarMath 5.0">− 4 left ({5} over {7} right ) + {20} over {7} = 0</annotation>
  </semantics>
</math>
</file>

<file path=Object 7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2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0 # 0 # 2 ## 0 # 1 # 0 # 0 ## 0 # 0 # 1 # − 4} right ]</annotation>
  </semantics>
</math>
</file>

<file path=Object 75/content.xml><?xml version="1.0" encoding="utf-8"?>
<math xmlns="http://www.w3.org/1998/Math/MathML" display="block">
  <semantics>
    <mrow>
      <mi mathvariant="italic">diperoleh</mi>
      <mi mathvariant="italic">penyelesaian</mi>
      <mrow>
        <mi>x</mi>
        <mo stretchy="false">=</mo>
        <mn>2</mn>
      </mrow>
      <mi>,</mi>
      <mrow>
        <mi>y</mi>
        <mo stretchy="false">=</mo>
        <mn>0</mn>
      </mrow>
      <mi>,</mi>
      <mrow>
        <mi>z</mi>
        <mo stretchy="false">=</mo>
        <mi>−</mi>
      </mrow>
      <mn>4</mn>
    </mrow>
    <annotation encoding="StarMath 5.0">diperoleh penyelesaian x = 2 , y = 0 , z = − 4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i</mi>
            </mtd>
          </mtr>
          <mtr>
            <mtd>
              <mi mathvariant="italic">ii</mi>
            </mtd>
          </mtr>
          <mtr>
            <mtd>
              <mi mathvariant="italic">iii</mi>
            </mtd>
          </mtr>
        </mtable>
      </mrow>
      <mo fence="true" form="postfix" stretchy="true">]</mo>
    </mrow>
    <annotation encoding="StarMath 5.0">left [matrix {i ## ii ## iii} right ]</annotation>
  </semantics>
</math>
</file>

<file path=Object 9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i mathvariant="italic">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2</mn>
        </mrow>
        <mo stretchy="false">=</mo>
        <mn>0</mn>
      </mrow>
    </mrow>
    <annotation encoding="StarMath 5.0">i left (− 2 right ) + ii = 1 left (− 2 right ) + 2 = 0</annotation>
  </semantics>
</math>
</file>